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9-03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5-11-2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4-04-27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4-03-1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4-02-2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9-21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8-25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8-10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7-27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7-1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7-14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6-1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5-2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5-12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5-01 1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4-01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3-23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3-03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2-25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2-18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2-11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1-27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3-01-05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12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11-18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10-29 1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10-23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10-09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10-01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9-25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9-17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9-09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9-0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8-25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8-19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8-11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8-04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7-2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7-1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7-0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6-3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6-16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6-0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5-1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5-12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5-05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4-28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4-2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4-15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4-07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3-3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3-2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3-1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3-1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3-0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2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2-18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2-11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2-0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1-29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1-2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1-1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1-0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2-01-0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2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2-10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2-03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1-20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1-12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1-06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0-2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0-2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0-15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0-1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10-01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9-24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9-17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9-1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9-03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8-27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8-20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8-13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8-06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7-30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7-16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7-09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7-02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6-18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6-11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5-21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5-14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5-07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4-3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4-2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4-15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4-09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4-02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3-26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3-19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3-13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3-0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2-26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2-1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2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2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2-05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1-29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1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1-01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2-25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2-2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2-1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2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1-2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1-20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1-13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1-06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0-3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0-23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0-16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0-11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10-0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9-2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9-1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9-1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9-04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8-28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8-2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8-16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8-07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7-31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7-24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7-17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7-10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7-03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6-26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6-19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6-13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5-29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5-22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5-15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5-08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5-0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4-1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4-10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4-03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3-2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3-20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3-13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3-06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2-27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2-20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2-13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2-06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1-30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1-23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1-16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1-10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10-01-0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2-28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2-19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2-12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2-0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1-28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1-21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1-14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1-07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1-02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0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0-17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0-10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10-03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9-26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9-20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9-12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9-07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8-2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8-22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8-15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8-11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8-03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7-2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7-18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7-11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7-0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6-27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6-13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6-06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5-30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5-23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5-16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4-25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4-18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4-11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4-0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3-2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3-2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3-1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3-07 1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2-28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2-2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2-14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2-0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1-31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1-24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1-17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1-10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9-01-0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2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2-13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2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2-11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2-06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1-29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1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1-15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1-08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1-0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0-25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0-1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0-11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10-0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9-27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9-20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9-13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9-06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30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23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1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07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05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8-01 1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28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26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2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2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12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7-04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6-2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6-21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6-07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5-31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5-24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5-17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5-10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5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4-26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4-2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4-1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4-12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4-07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4-05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3-29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3-15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3-09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3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3-01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23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2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1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1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0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2-0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1-26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1-22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1-21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1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8-01-0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12-3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12-1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11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11-0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08-15 1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837081173800</text:p>
          </table:table-cell>
          <table:table-cell office:value-type="string" calcext:value-type="string">
            <text:p>2007-01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81" meta:object-count="0"/>
    <meta:user-defined meta:name="AppVersion">3.0</meta:user-defined>
  </office:meta>
</office:document-meta>
</file>